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officeooo:paragraph-rsid="00231a14"/>
    </style:style>
    <style:style style:name="P2" style:family="paragraph" style:parent-style-name="Standard">
      <style:text-properties officeooo:paragraph-rsid="00231a14"/>
    </style:style>
    <style:style style:name="P3" style:family="paragraph" style:parent-style-name="Standard">
      <style:text-properties officeooo:rsid="00207163" officeooo:paragraph-rsid="00207163"/>
    </style:style>
    <style:style style:name="P4" style:family="paragraph" style:parent-style-name="Standard">
      <style:text-properties officeooo:rsid="00220964" officeooo:paragraph-rsid="00220964"/>
    </style:style>
    <style:style style:name="P5" style:family="paragraph" style:parent-style-name="Standard">
      <style:text-properties officeooo:rsid="00220964" officeooo:paragraph-rsid="00231a14"/>
    </style:style>
    <style:style style:name="P6" style:family="paragraph" style:parent-style-name="Standard">
      <style:text-properties officeooo:rsid="00231a14" officeooo:paragraph-rsid="00231a14"/>
    </style:style>
    <style:style style:name="P7" style:family="paragraph" style:parent-style-name="Standard">
      <style:text-properties fo:font-weight="bold" officeooo:rsid="00220964" officeooo:paragraph-rsid="00220964" style:font-weight-asian="bold" style:font-weight-complex="bold"/>
    </style:style>
    <style:style style:name="P8" style:family="paragraph" style:parent-style-name="Standard">
      <style:text-properties fo:font-weight="bold" officeooo:rsid="00238cd1" officeooo:paragraph-rsid="00238cd1" style:font-weight-asian="bold" style:font-weight-complex="bold"/>
    </style:style>
    <style:style style:name="P9" style:family="paragraph" style:parent-style-name="Standard">
      <style:text-properties officeooo:rsid="00238cd1" officeooo:paragraph-rsid="00238cd1"/>
    </style:style>
    <style:style style:name="P10" style:family="paragraph" style:parent-style-name="Standard">
      <style:text-properties officeooo:rsid="002399a4" officeooo:paragraph-rsid="002399a4"/>
    </style:style>
    <style:style style:name="P11" style:family="paragraph" style:parent-style-name="Standard">
      <style:text-properties officeooo:rsid="002738eb" officeooo:paragraph-rsid="002738eb"/>
    </style:style>
    <style:style style:name="P12" style:family="paragraph" style:parent-style-name="Standard">
      <style:text-properties fo:font-style="italic" officeooo:rsid="002738eb" officeooo:paragraph-rsid="002738eb" style:font-style-asian="italic" style:font-style-complex="italic"/>
    </style:style>
    <style:style style:name="T1" style:family="text">
      <style:text-properties officeooo:rsid="00231a1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1a14"/>
    </style:style>
    <style:style style:name="T4" style:family="text">
      <style:text-properties officeooo:rsid="00238cd1"/>
    </style:style>
    <style:style style:name="T5" style:family="text">
      <style:text-properties officeooo:rsid="00274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e Conexión a Internet</text:p>
      <text:p text:style-name="P10">versión 001</text:p>
      <text:h text:style-name="Heading_20_2" text:outline-level="2">Fundamentos de la prueba</text:h>
      <text:p text:style-name="P4">Determinar si la conexión al servicio de internet es correcta, para realizar un trabajo. Testeando la etapa de software, y componentes de hardware propios, y pertenecientes al proveedor de servicio</text:p>
      <text:p text:style-name="P3"/>
      <text:h text:style-name="Heading_20_2" text:outline-level="2">Check List </text:h>
      <text:p text:style-name="P4">Ejecutar los siguientes pasos conectados directamente al router de internet, y luego en una terminal de usuario.</text:p>
      <text:p text:style-name="P9">En caso de error conectado directamente al router, el problema se encuentra en el servicio a Internet.</text:p>
      <text:p text:style-name="P9">En caso de error desde una terminal, el problema se encuentra en la red interna.</text:p>
      <text:p text:style-name="P9"/>
      <text:p text:style-name="P8">0 – Revisar sincronismo del módem:</text:p>
      <text:p text:style-name="P9">Fundamentos: el sincronismo del módem, nos asegura la conexión física del servicio</text:p>
      <text:p text:style-name="P9">Prueba unitaria: revisar que estén encendidas las luces testigo de sincronismo del módem.</text:p>
      <text:p text:style-name="P4"/>
      <text:p text:style-name="P7">1 – Test de conexión TCP/IP:</text:p>
      <text:p text:style-name="P6">Fundamentos:<text:tab/>Testear el enlace físico y de red al proveedor de servicio.</text:p>
      <text:p text:style-name="Standard">Prueba <text:span text:style-name="T1">u</text:span>nitaria: En consola de sistema ejecutar el comando </text:p>
      <text:p text:style-name="Preformatted_20_Text"><text:tab/><text:span text:style-name="T2">ping 142.251.133.35</text:span></text:p>
      <text:p text:style-name="P2">y checkear respuesta del servidor. <text:span text:style-name="T1">Se espera la devolución de cuatro paquetes con un tiempo de latencia inferior a 20 ms cada paquete. En caso de falla no funciona algún componente de conexión (cables, placas de red, antenas, wifi etc)</text:span></text:p>
      <text:p text:style-name="Standard"/>
      <text:p text:style-name="P7">2 – Test de Servicio DNS:</text:p>
      <text:p text:style-name="P6">Fundamentos: Testear funcionamiento del servidor DNS.</text:p>
      <text:p text:style-name="P6">Prueba unitaria: En consola de sistema ejecutar el comando</text:p>
      <text:p text:style-name="Preformatted_20_Text"><text:tab/>ping www.google.com.ar</text:p>
      <text:p text:style-name="P6">y checkear respuesta del servidor. Se espera la devolución de cuatro paquetes con un tiempo de latencia inferior a 20 ms cada paquete. En caso de falla no funciona el servidor DNS</text:p>
      <text:p text:style-name="P5"/>
      <text:p text:style-name="P7">3 – Test de prueba de paquetes:</text:p>
      <text:p text:style-name="P6">Fundamentos: Testear la continuidad de la transmisión de datos.</text:p>
      <text:p text:style-name="P2">Prueba <text:span text:style-name="T1">u</text:span>nitaria: En consola de sistema ejecutar el comando </text:p>
      <text:p text:style-name="P1"><text:tab/><text:span text:style-name="T2">ping -</text:span><text:span text:style-name="T3">n 1000 </text:span><text:span text:style-name="T2">142.251.133.35</text:span></text:p>
      <text:p text:style-name="P5">y checkear respuesta del servidor. <text:span text:style-name="T1">Se espera la transmisión exitosa de todos los paquetes. En caso de falla hay perdidas de paquetes y eso produce cortes de transmisión </text:span></text:p>
      <text:p text:style-name="P4"/>
      <text:p text:style-name="P7">4 – Test de programa navegador:</text:p>
      <text:p text:style-name="P6">Fundamentos: Testear la capa de aplicación o programa de navegación</text:p>
      <text:p text:style-name="P6">Prueba unitaria: abrir un programa navegador y conectar a la url <text:a xlink:type="simple" xlink:href="http://www.google.com.ar/" text:style-name="Internet_20_link" text:visited-style-name="Visited_20_Internet_20_Link">www.google.com.ar</text:a></text:p>
      <text:p text:style-name="P6">En caso de falla, el programa navegador no funciona correctamente, testear con otro software.</text:p>
      <text:p text:style-name="P4"/>
      <text:p text:style-name="P7">5 – Test de velocidad:</text:p>
      <text:p text:style-name="P6">Fundamentos: Testear la disponibilidad de servicio para distintas aplicaciones</text:p>
      <text:p text:style-name="P6">Prueba unitaria: <text:span text:style-name="T4">usar el servicio de prueba de velocidad de google y mirar reporte de conexión</text:span></text:p>
      <text:p text:style-name="P6"><text:soft-page-break/></text:p>
      <text:p text:style-name="P12">Notas <text:span text:style-name="T5">(Pendientes)</text:span>:</text:p>
      <text:p text:style-name="P12">- <text:span text:style-name="T5">Mejorar el nivel de detalles de cada prueba unitaria</text:span></text:p>
      <text:p text:style-name="P11">- Punto a agregar, checkear IP propia. (Ipconfig)</text:p>
      <text:p text:style-name="P11">- Punto a agregar, checkear conexiónes a red wifi, revisar conexiones piratas</text:p>
      <text:p text:style-name="P11">- Punto a agregar, checkear intensidad de señal wifi.(wifi inspector en android)</text:p>
      <text:p text:style-name="P11"/>
      <text:p text:style-name="P11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11:41:21.191000000</meta:creation-date>
    <meta:generator>LibreOffice/7.2.7.2$Windows_X86_64 LibreOffice_project/8d71d29d553c0f7dcbfa38fbfda25ee34cce99a2</meta:generator>
    <dc:date>2022-09-19T13:20:10.112000000</dc:date>
    <meta:editing-duration>PT20M39S</meta:editing-duration>
    <meta:editing-cycles>4</meta:editing-cycles>
    <meta:document-statistic meta:table-count="0" meta:image-count="0" meta:object-count="0" meta:page-count="2" meta:paragraph-count="38" meta:word-count="414" meta:character-count="2617" meta:non-whitespace-character-count="2228"/>
  </office:meta>
</office:document-meta>
</file>